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00%" style:writing-mode="lr-tb"/>
    </style:style>
    <style:style style:name="P11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22" style:family="table-row"/>
    <style:style style:name="Cell2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26" style:family="table-row"/>
    <style:style style:name="Cell2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37cm" fo:margin-left="0cm"/>
    </style:style>
    <style:style style:name="Column9" style:family="table-column">
      <style:table-column-properties style:column-width="17.237cm"/>
    </style:style>
    <style:style style:name="Row28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5.875cm" fo:margin-left="0cm"/>
    </style:style>
    <style:style style:name="Column10" style:family="table-column">
      <style:table-column-properties style:column-width="15.875cm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2.54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3.81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3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1" style:family="table">
      <style:table-properties table:align="left" style:width="17.59cm" fo:margin-left="0cm"/>
    </style:style>
    <style:style style:name="Column11" style:family="table-column">
      <style:table-column-properties style:column-width="17.59cm"/>
    </style:style>
    <style:style style:name="Row35" style:family="table-row"/>
    <style:style style:name="Cell3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3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Programming</text:span><text:span text:style-name="T3_12">)</text:span></text:p>
      <text:p text:style-name="P4"/>
      <text:p text:style-name="P5"><text:span text:style-name="T5_1">Quiz</text:span><text:span text:style-name="T5_2"><text:s/>3:<text:s/></text:span><text:span text:style-name="T5_3">OOP</text:span><text:span text:style-name="T5_4"><text:s/></text:span><text:span text:style-name="T5_5">Part</text:span><text:span text:style-name="T5_6"><text:s/>2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What</text:span><text:span text:style-name="T14_2"><text:s/></text:span><text:span text:style-name="T14_3">is</text:span><text:span text:style-name="T14_4"><text:s/></text:span><text:span text:style-name="T14_5">an</text:span><text:span text:style-name="T14_6"><text:s/></text:span><text:span text:style-name="T14_7">object</text:span><text:span text:style-name="T14_8">?</text:span></text:p>
            <text:p text:style-name="P15"/>
            <text:list text:style-name="LS2" xml:id="list3">
              <text:list-item>
                <text:p text:style-name="P16"><text:span text:style-name="T16_1">It</text:span><text:span text:style-name="T16_2"><text:s/></text:span><text:span text:style-name="T16_3">is</text:span><text:span text:style-name="T16_4"><text:s/></text:span><text:span text:style-name="T16_5">some</text:span><text:span text:style-name="T16_6"><text:s/></text:span><text:span text:style-name="T16_7">entity</text:span><text:span text:style-name="T16_8"><text:s/></text:span><text:span text:style-name="T16_9">that</text:span><text:span text:style-name="T16_10"><text:s/></text:span><text:span text:style-name="T16_11">can</text:span><text:span text:style-name="T16_12"><text:s/></text:span><text:span text:style-name="T16_13">be</text:span><text:span text:style-name="T16_14"><text:s/></text:span><text:span text:style-name="T16_15">identified</text:span></text:p>
              </text:list-item>
              <text:list-item>
                <text:p text:style-name="P17"><text:span text:style-name="T17_1">It</text:span><text:span text:style-name="T17_2"><text:s/></text:span><text:span text:style-name="T17_3">is</text:span><text:span text:style-name="T17_4"><text:s/></text:span><text:span text:style-name="T17_5">some</text:span><text:span text:style-name="T17_6"><text:s/></text:span><text:span text:style-name="T17_7">entity</text:span><text:span text:style-name="T17_8"><text:s/></text:span><text:span text:style-name="T17_9">based</text:span><text:span text:style-name="T17_10"><text:s/></text:span><text:span text:style-name="T17_11">on</text:span><text:span text:style-name="T17_12"><text:s/></text:span><text:span text:style-name="T17_13">a</text:span><text:span text:style-name="T17_14"><text:s/></text:span><text:span text:style-name="T17_15">blueprint</text:span></text:p>
              </text:list-item>
              <text:list-item>
                <text:p text:style-name="P18"><text:span text:style-name="T18_1">It</text:span><text:span text:style-name="T18_2"><text:s/></text:span><text:span text:style-name="T18_3">is</text:span><text:span text:style-name="T18_4"><text:s/></text:span><text:span text:style-name="T18_5">an</text:span><text:span text:style-name="T18_6"><text:s/></text:span><text:span text:style-name="T18_7">unique</text:span><text:span text:style-name="T18_8"><text:s/></text:span><text:span text:style-name="T18_9">entity</text:span></text:p>
              </text:list-item>
              <text:list-item>
                <text:p text:style-name="P19"><text:span text:style-name="T19_1">All</text:span><text:span text:style-name="T19_2"><text:s/></text:span><text:span text:style-name="T19_3">of</text:span><text:span text:style-name="T19_4"><text:s/></text:span><text:span text:style-name="T19_5">the</text:span><text:span text:style-name="T19_6"><text:s/></text:span><text:span text:style-name="T19_7">above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1<text:s/></text:span><text:span text:style-name="T21_11">is</text:span><text:span text:style-name="T21_12"><text:s/></text:span><text:span text:style-name="T21_13">the</text:span><text:span text:style-name="T21_14"><text:s/></text:span><text:span text:style-name="T21_15">correct</text:span><text:span text:style-name="T21_16"><text:s/></text:span><text:span text:style-name="T21_17">answer</text:span><text:span text:style-name="T21_18">.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2<text:s/></text:span><text:span text:style-name="T22_11">is</text:span><text:span text:style-name="T22_12"><text:s/></text:span><text:span text:style-name="T22_13">the</text:span><text:span text:style-name="T22_14"><text:s/></text:span><text:span text:style-name="T22_15">correct</text:span><text:span text:style-name="T22_16"><text:s/></text:span><text:span text:style-name="T22_17">answer</text:span><text:span text:style-name="T22_18">.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3<text:s/></text:span><text:span text:style-name="T23_11">is</text:span><text:span text:style-name="T23_12"><text:s/></text:span><text:span text:style-name="T23_13">the</text:span><text:span text:style-name="T23_14"><text:s/></text:span><text:span text:style-name="T23_15">correct</text:span><text:span text:style-name="T23_16"><text:s/></text:span><text:span text:style-name="T23_17">answer</text:span><text:span text:style-name="T23_18">.</text:span></text:p>
            <text:p text:style-name="P24"><text:span text:style-name="T24_1">Type</text:span><text:span text:style-name="T24_2"><text:s/></text:span><text:span text:style-name="T24_3">in</text:span><text:span text:style-name="T24_4"><text:s/>4<text:s/></text:span><text:span text:style-name="T24_5">if</text:span><text:span text:style-name="T24_6"><text:s/></text:span><text:span text:style-name="T24_7">you</text:span><text:span text:style-name="T24_8"><text:s/></text:span><text:span text:style-name="T24_9">think</text:span><text:span text:style-name="T24_10"><text:s/>4<text:s/></text:span><text:span text:style-name="T24_11">is</text:span><text:span text:style-name="T24_12"><text:s/></text:span><text:span text:style-name="T24_13">the</text:span><text:span text:style-name="T24_14"><text:s/></text:span><text:span text:style-name="T24_15">correct</text:span><text:span text:style-name="T24_16"><text:s/></text:span><text:span text:style-name="T24_17">answer</text:span><text:span text:style-name="T24_18">.</text:span></text:p>
            <text:p text:style-name="P25"/>
            <text:p text:style-name="P26"><text:span text:style-name="T26_1">Indicate</text:span><text:span text:style-name="T26_2"><text:s/></text:span><text:span text:style-name="T26_3">your</text:span><text:span text:style-name="T26_4"><text:s/></text:span><text:span text:style-name="T26_5">choice</text:span><text:span text:style-name="T26_6"><text:s/></text:span><text:span text:style-name="T26_7">in</text:span><text:span text:style-name="T26_8"><text:s/></text:span><text:span text:style-name="T26_9">the</text:span><text:span text:style-name="T26_10"><text:s/></text:span><text:span text:style-name="T26_11">Answer</text:span><text:span text:style-name="T26_12"><text:s/></text:span><text:span text:style-name="T26_13">Box</text:span><text:span text:style-name="T26_14"><text:s/></text:span><text:span text:style-name="T26_15">below</text:span><text:span text:style-name="T26_16">.</text:span></text:p>
          </table:table-cell>
        </table:table-row>
        <table:table-row table:style-name="Row4">
          <table:table-cell table:style-name="Cell4">
            <text:p text:style-name="P27"/>
            <text:p text:style-name="P28"><text:span text:style-name="T28_1">Answer</text:span></text:p>
          </table:table-cell>
        </table:table-row>
        <table:table-row table:style-name="Row5">
          <table:table-cell table:style-name="Cell5">
            <text:p text:style-name="P29"/>
          </table:table-cell>
        </table:table-row>
      </table:table>
      <text:p text:style-name="P30"/>
      <text:p text:style-name="P31"/>
      <table:table table:style-name="Table3">
        <table:table-column table:style-name="Column3"/>
        <table:table-row table:style-name="Row6">
          <table:table-cell table:style-name="Cell6">
            <text:p text:style-name="P32"><text:span text:style-name="T32_1">Question</text:span><text:span text:style-name="T32_2"><text:s/>2</text:span></text:p>
          </table:table-cell>
        </table:table-row>
        <table:table-row table:style-name="Row7">
          <table:table-cell table:style-name="Cell7">
            <text:p text:style-name="P33"><text:span text:style-name="T33_1">What</text:span><text:span text:style-name="T33_2"><text:s/></text:span><text:span text:style-name="T33_3">is</text:span><text:span text:style-name="T33_4"><text:s/></text:span><text:span text:style-name="T33_5">a</text:span><text:span text:style-name="T33_6"><text:s/></text:span><text:span text:style-name="T33_7">class</text:span><text:span text:style-name="T33_8">?</text:span></text:p>
            <text:p text:style-name="P34"/>
            <text:list text:style-name="LS3" xml:id="list7">
              <text:list-item>
                <text:p text:style-name="P35"><text:span text:style-name="T35_1">It</text:span><text:span text:style-name="T35_2"><text:s/></text:span><text:span text:style-name="T35_3">is</text:span><text:span text:style-name="T35_4"><text:s/></text:span><text:span text:style-name="T35_5">the</text:span><text:span text:style-name="T35_6"><text:s/></text:span><text:span text:style-name="T35_7">blueprint</text:span><text:span text:style-name="T35_8"><text:s/></text:span><text:span text:style-name="T35_9">from</text:span><text:span text:style-name="T35_10"><text:s/></text:span><text:span text:style-name="T35_11">which</text:span><text:span text:style-name="T35_12"><text:s/></text:span><text:span text:style-name="T35_13">objects</text:span><text:span text:style-name="T35_14"><text:s/></text:span><text:span text:style-name="T35_15">can</text:span><text:span text:style-name="T35_16"><text:s/></text:span><text:span text:style-name="T35_17">be</text:span><text:span text:style-name="T35_18"><text:s/></text:span><text:span text:style-name="T35_19">created</text:span></text:p>
              </text:list-item>
              <text:list-item>
                <text:p text:style-name="P36"><text:span text:style-name="T36_1">It</text:span><text:span text:style-name="T36_2"><text:s/></text:span><text:span text:style-name="T36_3">indicates</text:span><text:span text:style-name="T36_4"><text:s/></text:span><text:span text:style-name="T36_5">what</text:span><text:span text:style-name="T36_6"><text:s/></text:span><text:span text:style-name="T36_7">kind</text:span><text:span text:style-name="T36_8"><text:s/></text:span><text:span text:style-name="T36_9">of</text:span><text:span text:style-name="T36_10"><text:s/></text:span><text:span text:style-name="T36_11">data</text:span><text:span text:style-name="T36_12"><text:s/></text:span><text:span text:style-name="T36_13">objects</text:span><text:span text:style-name="T36_14"><text:s/></text:span><text:span text:style-name="T36_15">created</text:span><text:span text:style-name="T36_16"><text:s/></text:span><text:span text:style-name="T36_17">from</text:span><text:span text:style-name="T36_18"><text:s/></text:span><text:span text:style-name="T36_19">the</text:span><text:span text:style-name="T36_20"><text:s/></text:span><text:span text:style-name="T36_21">class</text:span><text:span text:style-name="T36_22"><text:s/></text:span><text:span text:style-name="T36_23">can</text:span><text:span text:style-name="T36_24"><text:s/></text:span><text:span text:style-name="T36_25">store</text:span></text:p>
              </text:list-item>
              <text:list-item>
                <text:p text:style-name="P37"><text:span text:style-name="T37_1">It</text:span><text:span text:style-name="T37_2"><text:s/></text:span><text:span text:style-name="T37_3">indicates</text:span><text:span text:style-name="T37_4"><text:s/></text:span><text:span text:style-name="T37_5">the</text:span><text:span text:style-name="T37_6"><text:s/></text:span><text:span text:style-name="T37_7">behavior</text:span><text:span text:style-name="T37_8"><text:s/></text:span><text:span text:style-name="T37_9">objects</text:span><text:span text:style-name="T37_10"><text:s/></text:span><text:span text:style-name="T37_11">created</text:span><text:span text:style-name="T37_12"><text:s/></text:span><text:span text:style-name="T37_13">from</text:span><text:span text:style-name="T37_14"><text:s/></text:span><text:span text:style-name="T37_15">the</text:span><text:span text:style-name="T37_16"><text:s/></text:span><text:span text:style-name="T37_17">class</text:span><text:span text:style-name="T37_18"><text:s/></text:span><text:span text:style-name="T37_19">will</text:span><text:span text:style-name="T37_20"><text:s/></text:span><text:span text:style-name="T37_21">have</text:span></text:p>
              </text:list-item>
              <text:list-item>
                <text:p text:style-name="P38"><text:span text:style-name="T38_1">All</text:span><text:span text:style-name="T38_2"><text:s/></text:span><text:span text:style-name="T38_3">of</text:span><text:span text:style-name="T38_4"><text:s/></text:span><text:span text:style-name="T38_5">the</text:span><text:span text:style-name="T38_6"><text:s/></text:span><text:span text:style-name="T38_7">above</text:span></text:p>
              </text:list-item>
            </text:list>
            <text:p text:style-name="P39"/>
            <text:p text:style-name="P40"><text:span text:style-name="T40_1">Type</text:span><text:span text:style-name="T40_2"><text:s/></text:span><text:span text:style-name="T40_3">in</text:span><text:span text:style-name="T40_4"><text:s/>1<text:s/></text:span><text:span text:style-name="T40_5">if</text:span><text:span text:style-name="T40_6"><text:s/></text:span><text:span text:style-name="T40_7">you</text:span><text:span text:style-name="T40_8"><text:s/></text:span><text:span text:style-name="T40_9">think</text:span><text:span text:style-name="T40_10"><text:s/>1<text:s/></text:span><text:span text:style-name="T40_11">is</text:span><text:span text:style-name="T40_12"><text:s/></text:span><text:span text:style-name="T40_13">the</text:span><text:span text:style-name="T40_14"><text:s/></text:span><text:span text:style-name="T40_15">correct</text:span><text:span text:style-name="T40_16"><text:s/></text:span><text:span text:style-name="T40_17">answer</text:span><text:span text:style-name="T40_18">.</text:span></text:p>
            <text:p text:style-name="P41"><text:span text:style-name="T41_1">Type</text:span><text:span text:style-name="T41_2"><text:s/></text:span><text:span text:style-name="T41_3">in</text:span><text:span text:style-name="T41_4"><text:s/>2<text:s/></text:span><text:span text:style-name="T41_5">if</text:span><text:span text:style-name="T41_6"><text:s/></text:span><text:span text:style-name="T41_7">you</text:span><text:span text:style-name="T41_8"><text:s/></text:span><text:span text:style-name="T41_9">think</text:span><text:span text:style-name="T41_10"><text:s/>2<text:s/></text:span><text:span text:style-name="T41_11">is</text:span><text:span text:style-name="T41_12"><text:s/></text:span><text:span text:style-name="T41_13">the</text:span><text:span text:style-name="T41_14"><text:s/></text:span><text:span text:style-name="T41_15">correct</text:span><text:span text:style-name="T41_16"><text:s/></text:span><text:span text:style-name="T41_17">answer</text:span><text:span text:style-name="T41_18">.</text:span></text:p>
            <text:p text:style-name="P42"><text:span text:style-name="T42_1">Type</text:span><text:span text:style-name="T42_2"><text:s/></text:span><text:span text:style-name="T42_3">in</text:span><text:span text:style-name="T42_4"><text:s/>3<text:s/></text:span><text:span text:style-name="T42_5">if</text:span><text:span text:style-name="T42_6"><text:s/></text:span><text:span text:style-name="T42_7">you</text:span><text:span text:style-name="T42_8"><text:s/></text:span><text:span text:style-name="T42_9">think</text:span><text:span text:style-name="T42_10"><text:s/>3<text:s/></text:span><text:span text:style-name="T42_11">is</text:span><text:span text:style-name="T42_12"><text:s/></text:span><text:span text:style-name="T42_13">the</text:span><text:span text:style-name="T42_14"><text:s/></text:span><text:span text:style-name="T42_15">correct</text:span><text:span text:style-name="T42_16"><text:s/></text:span><text:span text:style-name="T42_17">answer</text:span><text:span text:style-name="T42_18">.</text:span></text:p>
            <text:p text:style-name="P43"><text:span text:style-name="T43_1">Type</text:span><text:span text:style-name="T43_2"><text:s/></text:span><text:span text:style-name="T43_3">in</text:span><text:span text:style-name="T43_4"><text:s/>4<text:s/></text:span><text:span text:style-name="T43_5">if</text:span><text:span text:style-name="T43_6"><text:s/></text:span><text:span text:style-name="T43_7">you</text:span><text:span text:style-name="T43_8"><text:s/></text:span><text:span text:style-name="T43_9">think</text:span><text:span text:style-name="T43_10"><text:s/>4<text:s/></text:span><text:span text:style-name="T43_11">is</text:span><text:span text:style-name="T43_12"><text:s/></text:span><text:span text:style-name="T43_13">the</text:span><text:span text:style-name="T43_14"><text:s/></text:span><text:span text:style-name="T43_15">correct</text:span><text:span text:style-name="T43_16"><text:s/></text:span><text:span text:style-name="T43_17">answer</text:span><text:span text:style-name="T43_18">.</text:span></text:p>
            <text:p text:style-name="P44"/>
            <text:p text:style-name="P45"><text:span text:style-name="T45_1">Indicate</text:span><text:span text:style-name="T45_2"><text:s/></text:span><text:span text:style-name="T45_3">your</text:span><text:span text:style-name="T45_4"><text:s/></text:span><text:span text:style-name="T45_5">choice</text:span><text:span text:style-name="T45_6"><text:s/></text:span><text:span text:style-name="T45_7">in</text:span><text:span text:style-name="T45_8"><text:s/></text:span><text:span text:style-name="T45_9">the</text:span><text:span text:style-name="T45_10"><text:s/></text:span><text:span text:style-name="T45_11">Answer</text:span><text:span text:style-name="T45_12"><text:s/></text:span><text:span text:style-name="T45_13">Box</text:span><text:span text:style-name="T45_14"><text:s/></text:span><text:span text:style-name="T45_15">below</text:span><text:span text:style-name="T45_16">.</text:span></text:p>
          </table:table-cell>
        </table:table-row>
        <table:table-row table:style-name="Row8">
          <table:table-cell table:style-name="Cell8">
            <text:p text:style-name="P46"/>
            <text:p text:style-name="P47"><text:span text:style-name="T47_1">Answer</text:span></text:p>
          </table:table-cell>
        </table:table-row>
        <table:table-row table:style-name="Row9">
          <table:table-cell table:style-name="Cell9">
            <text:p text:style-name="P48"/>
          </table:table-cell>
        </table:table-row>
      </table:table>
      <text:p text:style-name="P49"/>
      <text:p text:style-name="P50"/>
      <text:p text:style-name="P51"/>
      <table:table table:style-name="Table4">
        <table:table-column table:style-name="Column4"/>
        <table:table-row table:style-name="Row10">
          <table:table-cell table:style-name="Cell10">
            <text:p text:style-name="P52"><text:span text:style-name="T52_1">Question</text:span><text:span text:style-name="T52_2"><text:s/>3</text:span></text:p>
          </table:table-cell>
        </table:table-row>
        <table:table-row table:style-name="Row11">
          <table:table-cell table:style-name="Cell11">
            <text:p text:style-name="P53"><text:span text:style-name="T53_1">What</text:span><text:span text:style-name="T53_2"><text:s/></text:span><text:span text:style-name="T53_3">is</text:span><text:span text:style-name="T53_4"><text:s/></text:span><text:span text:style-name="T53_5">a</text:span><text:span text:style-name="T53_6"><text:s/></text:span><text:span text:style-name="T53_7">field</text:span><text:span text:style-name="T53_8">?</text:span></text:p>
            <text:p text:style-name="P54"/>
            <text:list text:style-name="LS4" xml:id="list11">
              <text:list-item>
                <text:p text:style-name="P55"><text:span text:style-name="T55_1">A</text:span><text:span text:style-name="T55_2"><text:s/></text:span><text:span text:style-name="T55_3">field</text:span><text:span text:style-name="T55_4"><text:s/></text:span><text:span text:style-name="T55_5">is</text:span><text:span text:style-name="T55_6"><text:s/></text:span><text:span text:style-name="T55_7">a</text:span><text:span text:style-name="T55_8"><text:s/></text:span><text:span text:style-name="T55_9">small</text:span><text:span text:style-name="T55_10"><text:s/></text:span><text:span text:style-name="T55_11">program</text:span></text:p>
              </text:list-item>
              <text:list-item>
                <text:p text:style-name="P56"><text:span text:style-name="T56_1">A</text:span><text:span text:style-name="T56_2"><text:s/></text:span><text:span text:style-name="T56_3">field</text:span><text:span text:style-name="T56_4"><text:s/></text:span><text:span text:style-name="T56_5">is</text:span><text:span text:style-name="T56_6"><text:s/></text:span><text:span text:style-name="T56_7">defined</text:span><text:span text:style-name="T56_8"><text:s/></text:span><text:span text:style-name="T56_9">as</text:span><text:span text:style-name="T56_10"><text:s/></text:span><text:span text:style-name="T56_11">part</text:span><text:span text:style-name="T56_12"><text:s/></text:span><text:span text:style-name="T56_13">of</text:span><text:span text:style-name="T56_14"><text:s/></text:span><text:span text:style-name="T56_15">some</text:span><text:span text:style-name="T56_16"><text:s/></text:span><text:span text:style-name="T56_17">class</text:span><text:span text:style-name="T56_18"><text:s/></text:span><text:span text:style-name="T56_19">and</text:span><text:span text:style-name="T56_20"><text:s/></text:span><text:span text:style-name="T56_21">can</text:span><text:span text:style-name="T56_22"><text:s/></text:span><text:span text:style-name="T56_23">store</text:span><text:span text:style-name="T56_24"><text:s/></text:span><text:span text:style-name="T56_25">values</text:span></text:p>
              </text:list-item>
              <text:list-item>
                <text:p text:style-name="P57"><text:span text:style-name="T57_1">A</text:span><text:span text:style-name="T57_2"><text:s/></text:span><text:span text:style-name="T57_3">field</text:span><text:span text:style-name="T57_4"><text:s/></text:span><text:span text:style-name="T57_5">can</text:span><text:span text:style-name="T57_6"><text:s/></text:span><text:span text:style-name="T57_7">be</text:span><text:span text:style-name="T57_8"><text:s/></text:span><text:span text:style-name="T57_9">invoked</text:span><text:span text:style-name="T57_10"><text:s/></text:span><text:span text:style-name="T57_11">by</text:span><text:span text:style-name="T57_12"><text:s/></text:span><text:span text:style-name="T57_13">other</text:span><text:span text:style-name="T57_14"><text:s/></text:span><text:span text:style-name="T57_15">fields</text:span><text:span text:style-name="T57_16"><text:s/>(</text:span><text:span text:style-name="T57_17">in</text:span><text:span text:style-name="T57_18"><text:s/></text:span><text:span text:style-name="T57_19">the</text:span><text:span text:style-name="T57_20"><text:s/></text:span><text:span text:style-name="T57_21">same</text:span><text:span text:style-name="T57_22"><text:s/></text:span><text:span text:style-name="T57_23">class</text:span><text:span text:style-name="T57_24">)</text:span></text:p>
              </text:list-item>
              <text:list-item>
                <text:p text:style-name="P58"><text:span text:style-name="T58_1">All</text:span><text:span text:style-name="T58_2"><text:s/></text:span><text:span text:style-name="T58_3">of</text:span><text:span text:style-name="T58_4"><text:s/></text:span><text:span text:style-name="T58_5">the</text:span><text:span text:style-name="T58_6"><text:s/></text:span><text:span text:style-name="T58_7">above</text:span></text:p>
              </text:list-item>
            </text:list>
            <text:p text:style-name="P59"/>
            <text:p text:style-name="P60"><text:span text:style-name="T60_1">Type</text:span><text:span text:style-name="T60_2"><text:s/></text:span><text:span text:style-name="T60_3">in</text:span><text:span text:style-name="T60_4"><text:s/>1<text:s/></text:span><text:span text:style-name="T60_5">if</text:span><text:span text:style-name="T60_6"><text:s/></text:span><text:span text:style-name="T60_7">you</text:span><text:span text:style-name="T60_8"><text:s/></text:span><text:span text:style-name="T60_9">think</text:span><text:span text:style-name="T60_10"><text:s/>1<text:s/></text:span><text:span text:style-name="T60_11">is</text:span><text:span text:style-name="T60_12"><text:s/></text:span><text:span text:style-name="T60_13">the</text:span><text:span text:style-name="T60_14"><text:s/></text:span><text:span text:style-name="T60_15">correct</text:span><text:span text:style-name="T60_16"><text:s/></text:span><text:span text:style-name="T60_17">answer</text:span><text:span text:style-name="T60_18">.</text:span></text:p>
            <text:p text:style-name="P61"><text:span text:style-name="T61_1">Type</text:span><text:span text:style-name="T61_2"><text:s/></text:span><text:span text:style-name="T61_3">in</text:span><text:span text:style-name="T61_4"><text:s/>2<text:s/></text:span><text:span text:style-name="T61_5">if</text:span><text:span text:style-name="T61_6"><text:s/></text:span><text:span text:style-name="T61_7">you</text:span><text:span text:style-name="T61_8"><text:s/></text:span><text:span text:style-name="T61_9">think</text:span><text:span text:style-name="T61_10"><text:s/>2<text:s/></text:span><text:span text:style-name="T61_11">is</text:span><text:span text:style-name="T61_12"><text:s/></text:span><text:span text:style-name="T61_13">the</text:span><text:span text:style-name="T61_14"><text:s/></text:span><text:span text:style-name="T61_15">correct</text:span><text:span text:style-name="T61_16"><text:s/></text:span><text:span text:style-name="T61_17">answer</text:span><text:span text:style-name="T61_18">.</text:span></text:p>
            <text:p text:style-name="P62"><text:span text:style-name="T62_1">Type</text:span><text:span text:style-name="T62_2"><text:s/></text:span><text:span text:style-name="T62_3">in</text:span><text:span text:style-name="T62_4"><text:s/>3<text:s/></text:span><text:span text:style-name="T62_5">if</text:span><text:span text:style-name="T62_6"><text:s/></text:span><text:span text:style-name="T62_7">you</text:span><text:span text:style-name="T62_8"><text:s/></text:span><text:span text:style-name="T62_9">think</text:span><text:span text:style-name="T62_10"><text:s/>3<text:s/></text:span><text:span text:style-name="T62_11">is</text:span><text:span text:style-name="T62_12"><text:s/></text:span><text:span text:style-name="T62_13">the</text:span><text:span text:style-name="T62_14"><text:s/></text:span><text:span text:style-name="T62_15">correct</text:span><text:span text:style-name="T62_16"><text:s/></text:span><text:span text:style-name="T62_17">answer</text:span><text:span text:style-name="T62_18">.</text:span></text:p>
            <text:p text:style-name="P63"><text:span text:style-name="T63_1">Type</text:span><text:span text:style-name="T63_2"><text:s/></text:span><text:span text:style-name="T63_3">in</text:span><text:span text:style-name="T63_4"><text:s/>4<text:s/></text:span><text:span text:style-name="T63_5">if</text:span><text:span text:style-name="T63_6"><text:s/></text:span><text:span text:style-name="T63_7">you</text:span><text:span text:style-name="T63_8"><text:s/></text:span><text:span text:style-name="T63_9">think</text:span><text:span text:style-name="T63_10"><text:s/>4<text:s/></text:span><text:span text:style-name="T63_11">is</text:span><text:span text:style-name="T63_12"><text:s/></text:span><text:span text:style-name="T63_13">the</text:span><text:span text:style-name="T63_14"><text:s/></text:span><text:span text:style-name="T63_15">correct</text:span><text:span text:style-name="T63_16"><text:s/></text:span><text:span text:style-name="T63_17">answer</text:span><text:span text:style-name="T63_18">.</text:span></text:p>
            <text:p text:style-name="P64"/>
            <text:p text:style-name="P65"><text:span text:style-name="T65_1">Indicate</text:span><text:span text:style-name="T65_2"><text:s/></text:span><text:span text:style-name="T65_3">your</text:span><text:span text:style-name="T65_4"><text:s/></text:span><text:span text:style-name="T65_5">choice</text:span><text:span text:style-name="T65_6"><text:s/></text:span><text:span text:style-name="T65_7">in</text:span><text:span text:style-name="T65_8"><text:s/></text:span><text:span text:style-name="T65_9">the</text:span><text:span text:style-name="T65_10"><text:s/></text:span><text:span text:style-name="T65_11">Answer</text:span><text:span text:style-name="T65_12"><text:s/></text:span><text:span text:style-name="T65_13">Box</text:span><text:span text:style-name="T65_14"><text:s/></text:span><text:span text:style-name="T65_15">below</text:span><text:span text:style-name="T65_16">.</text:span></text:p>
          </table:table-cell>
        </table:table-row>
        <table:table-row table:style-name="Row12">
          <table:table-cell table:style-name="Cell12">
            <text:p text:style-name="P66"/>
            <text:p text:style-name="P67"><text:span text:style-name="T67_1">Answer</text:span></text:p>
          </table:table-cell>
        </table:table-row>
        <table:table-row table:style-name="Row13">
          <table:table-cell table:style-name="Cell13">
            <text:p text:style-name="P68"/>
          </table:table-cell>
        </table:table-row>
      </table:table>
      <text:p text:style-name="P69"/>
      <text:p text:style-name="P70"/>
      <text:p text:style-name="P71"/>
      <text:p text:style-name="P72"/>
      <table:table table:style-name="Table5">
        <table:table-column table:style-name="Column5"/>
        <table:table-row table:style-name="Row14">
          <table:table-cell table:style-name="Cell14">
            <text:p text:style-name="P73"><text:span text:style-name="T73_1">Question</text:span><text:span text:style-name="T73_2"><text:s/>4</text:span></text:p>
          </table:table-cell>
        </table:table-row>
        <table:table-row table:style-name="Row15">
          <table:table-cell table:style-name="Cell15">
            <text:p text:style-name="P74"><text:span text:style-name="T74_1">What</text:span><text:span text:style-name="T74_2"><text:s/></text:span><text:span text:style-name="T74_3">is</text:span><text:span text:style-name="T74_4"><text:s/></text:span><text:span text:style-name="T74_5">a</text:span><text:span text:style-name="T74_6"><text:s/></text:span><text:span text:style-name="T74_7">method</text:span><text:span text:style-name="T74_8">?</text:span></text:p>
            <text:p text:style-name="P75"/>
            <text:list text:style-name="LS5" xml:id="list15">
              <text:list-item>
                <text:p text:style-name="P76"><text:span text:style-name="T76_1">A</text:span><text:span text:style-name="T76_2"><text:s/></text:span><text:span text:style-name="T76_3">method</text:span><text:span text:style-name="T76_4"><text:s/></text:span><text:span text:style-name="T76_5">is</text:span><text:span text:style-name="T76_6"><text:s/></text:span><text:span text:style-name="T76_7">a</text:span><text:span text:style-name="T76_8"><text:s/></text:span><text:span text:style-name="T76_9">small</text:span><text:span text:style-name="T76_10"><text:s/></text:span><text:span text:style-name="T76_11">program</text:span></text:p>
              </text:list-item>
              <text:list-item>
                <text:p text:style-name="P77"><text:span text:style-name="T77_1">A</text:span><text:span text:style-name="T77_2"><text:s/></text:span><text:span text:style-name="T77_3">method</text:span><text:span text:style-name="T77_4"><text:s/></text:span><text:span text:style-name="T77_5">always</text:span><text:span text:style-name="T77_6"><text:s/></text:span><text:span text:style-name="T77_7">requires</text:span><text:span text:style-name="T77_8"><text:s/></text:span><text:span text:style-name="T77_9">some</text:span><text:span text:style-name="T77_10"><text:s/></text:span><text:span text:style-name="T77_11">input</text:span></text:p>
              </text:list-item>
              <text:list-item>
                <text:p text:style-name="P78"><text:span text:style-name="T78_1">A</text:span><text:span text:style-name="T78_2"><text:s/></text:span><text:span text:style-name="T78_3">method</text:span><text:span text:style-name="T78_4"><text:s/></text:span><text:span text:style-name="T78_5">always</text:span><text:span text:style-name="T78_6"><text:s/></text:span><text:span text:style-name="T78_7">returns</text:span><text:span text:style-name="T78_8"><text:s/></text:span><text:span text:style-name="T78_9">some</text:span><text:span text:style-name="T78_10"><text:s/></text:span><text:span text:style-name="T78_11">output</text:span></text:p>
              </text:list-item>
              <text:list-item>
                <text:p text:style-name="P79"><text:span text:style-name="T79_1">All</text:span><text:span text:style-name="T79_2"><text:s/></text:span><text:span text:style-name="T79_3">of</text:span><text:span text:style-name="T79_4"><text:s/></text:span><text:span text:style-name="T79_5">the</text:span><text:span text:style-name="T79_6"><text:s/></text:span><text:span text:style-name="T79_7">above</text:span></text:p>
              </text:list-item>
            </text:list>
            <text:p text:style-name="P80"/>
            <text:p text:style-name="P81"><text:span text:style-name="T81_1">Type</text:span><text:span text:style-name="T81_2"><text:s/></text:span><text:span text:style-name="T81_3">in</text:span><text:span text:style-name="T81_4"><text:s/>1<text:s/></text:span><text:span text:style-name="T81_5">if</text:span><text:span text:style-name="T81_6"><text:s/></text:span><text:span text:style-name="T81_7">you</text:span><text:span text:style-name="T81_8"><text:s/></text:span><text:span text:style-name="T81_9">think</text:span><text:span text:style-name="T81_10"><text:s/>1<text:s/></text:span><text:span text:style-name="T81_11">is</text:span><text:span text:style-name="T81_12"><text:s/></text:span><text:span text:style-name="T81_13">the</text:span><text:span text:style-name="T81_14"><text:s/></text:span><text:span text:style-name="T81_15">correct</text:span><text:span text:style-name="T81_16"><text:s/></text:span><text:span text:style-name="T81_17">answer</text:span><text:span text:style-name="T81_18">.</text:span></text:p>
            <text:p text:style-name="P82"><text:span text:style-name="T82_1">Type</text:span><text:span text:style-name="T82_2"><text:s/></text:span><text:span text:style-name="T82_3">in</text:span><text:span text:style-name="T82_4"><text:s/>2<text:s/></text:span><text:span text:style-name="T82_5">if</text:span><text:span text:style-name="T82_6"><text:s/></text:span><text:span text:style-name="T82_7">you</text:span><text:span text:style-name="T82_8"><text:s/></text:span><text:span text:style-name="T82_9">think</text:span><text:span text:style-name="T82_10"><text:s/>2<text:s/></text:span><text:span text:style-name="T82_11">is</text:span><text:span text:style-name="T82_12"><text:s/></text:span><text:span text:style-name="T82_13">the</text:span><text:span text:style-name="T82_14"><text:s/></text:span><text:span text:style-name="T82_15">correct</text:span><text:span text:style-name="T82_16"><text:s/></text:span><text:span text:style-name="T82_17">answer</text:span><text:span text:style-name="T82_18">.</text:span></text:p>
            <text:p text:style-name="P83"><text:span text:style-name="T83_1">Type</text:span><text:span text:style-name="T83_2"><text:s/></text:span><text:span text:style-name="T83_3">in</text:span><text:span text:style-name="T83_4"><text:s/>3<text:s/></text:span><text:span text:style-name="T83_5">if</text:span><text:span text:style-name="T83_6"><text:s/></text:span><text:span text:style-name="T83_7">you</text:span><text:span text:style-name="T83_8"><text:s/></text:span><text:span text:style-name="T83_9">think</text:span><text:span text:style-name="T83_10"><text:s/>3<text:s/></text:span><text:span text:style-name="T83_11">is</text:span><text:span text:style-name="T83_12"><text:s/></text:span><text:span text:style-name="T83_13">the</text:span><text:span text:style-name="T83_14"><text:s/></text:span><text:span text:style-name="T83_15">correct</text:span><text:span text:style-name="T83_16"><text:s/></text:span><text:span text:style-name="T83_17">answer</text:span><text:span text:style-name="T83_18">.</text:span></text:p>
            <text:p text:style-name="P84"><text:span text:style-name="T84_1">Type</text:span><text:span text:style-name="T84_2"><text:s/></text:span><text:span text:style-name="T84_3">in</text:span><text:span text:style-name="T84_4"><text:s/>4<text:s/></text:span><text:span text:style-name="T84_5">if</text:span><text:span text:style-name="T84_6"><text:s/></text:span><text:span text:style-name="T84_7">you</text:span><text:span text:style-name="T84_8"><text:s/></text:span><text:span text:style-name="T84_9">think</text:span><text:span text:style-name="T84_10"><text:s/>4<text:s/></text:span><text:span text:style-name="T84_11">is</text:span><text:span text:style-name="T84_12"><text:s/></text:span><text:span text:style-name="T84_13">the</text:span><text:span text:style-name="T84_14"><text:s/></text:span><text:span text:style-name="T84_15">correct</text:span><text:span text:style-name="T84_16"><text:s/></text:span><text:span text:style-name="T84_17">answer</text:span><text:span text:style-name="T84_18">.</text:span></text:p>
            <text:p text:style-name="P85"/>
            <text:p text:style-name="P86"><text:span text:style-name="T86_1">Indicate</text:span><text:span text:style-name="T86_2"><text:s/></text:span><text:span text:style-name="T86_3">your</text:span><text:span text:style-name="T86_4"><text:s/></text:span><text:span text:style-name="T86_5">choice</text:span><text:span text:style-name="T86_6"><text:s/></text:span><text:span text:style-name="T86_7">in</text:span><text:span text:style-name="T86_8"><text:s/></text:span><text:span text:style-name="T86_9">the</text:span><text:span text:style-name="T86_10"><text:s/></text:span><text:span text:style-name="T86_11">Answer</text:span><text:span text:style-name="T86_12"><text:s/></text:span><text:span text:style-name="T86_13">Box</text:span><text:span text:style-name="T86_14"><text:s/></text:span><text:span text:style-name="T86_15">below</text:span><text:span text:style-name="T86_16">.</text:span></text:p>
          </table:table-cell>
        </table:table-row>
        <table:table-row table:style-name="Row16">
          <table:table-cell table:style-name="Cell16">
            <text:p text:style-name="P87"/>
            <text:p text:style-name="P88"><text:span text:style-name="T88_1">Answer</text:span></text:p>
          </table:table-cell>
        </table:table-row>
        <table:table-row table:style-name="Row17">
          <table:table-cell table:style-name="Cell17">
            <text:p text:style-name="P89"/>
          </table:table-cell>
        </table:table-row>
      </table:table>
      <text:p text:style-name="P90"/>
      <text:p text:style-name="P91"/>
      <table:table table:style-name="Table6">
        <table:table-column table:style-name="Column6"/>
        <table:table-row table:style-name="Row18">
          <table:table-cell table:style-name="Cell18">
            <text:p text:style-name="P92"><text:span text:style-name="T92_1">Question</text:span><text:span text:style-name="T92_2"><text:s/>5</text:span></text:p>
          </table:table-cell>
        </table:table-row>
        <table:table-row table:style-name="Row19">
          <table:table-cell table:style-name="Cell19">
            <text:p text:style-name="P93"><text:span text:style-name="T93_1">What</text:span><text:span text:style-name="T93_2"><text:s/></text:span><text:span text:style-name="T93_3">is</text:span><text:span text:style-name="T93_4"><text:s/></text:span><text:span text:style-name="T93_5">an</text:span><text:span text:style-name="T93_6"><text:s/></text:span><text:span text:style-name="T93_7">interface</text:span><text:span text:style-name="T93_8">?</text:span></text:p>
            <text:p text:style-name="P94"/>
            <text:list text:style-name="LS6" xml:id="list19">
              <text:list-item>
                <text:p text:style-name="P95"><text:span text:style-name="T95_1">A</text:span><text:span text:style-name="T95_2"><text:s/></text:span><text:span text:style-name="T95_3">description</text:span><text:span text:style-name="T95_4"><text:s/></text:span><text:span text:style-name="T95_5">of</text:span><text:span text:style-name="T95_6"><text:s/></text:span><text:span text:style-name="T95_7">a</text:span><text:span text:style-name="T95_8"><text:s/></text:span><text:span text:style-name="T95_9">set</text:span><text:span text:style-name="T95_10"><text:s/></text:span><text:span text:style-name="T95_11">of</text:span><text:span text:style-name="T95_12"><text:s/></text:span><text:span text:style-name="T95_13">common</text:span><text:span text:style-name="T95_14"><text:s/></text:span><text:span text:style-name="T95_15">methods</text:span></text:p>
              </text:list-item>
              <text:list-item>
                <text:p text:style-name="P96"><text:span text:style-name="T96_1">An</text:span><text:span text:style-name="T96_2"><text:s/></text:span><text:span text:style-name="T96_3">implementation</text:span><text:span text:style-name="T96_4"><text:s/></text:span><text:span text:style-name="T96_5">of</text:span><text:span text:style-name="T96_6"><text:s/></text:span><text:span text:style-name="T96_7">a</text:span><text:span text:style-name="T96_8"><text:s/></text:span><text:span text:style-name="T96_9">set</text:span><text:span text:style-name="T96_10"><text:s/></text:span><text:span text:style-name="T96_11">of</text:span><text:span text:style-name="T96_12"><text:s/></text:span><text:span text:style-name="T96_13">common</text:span><text:span text:style-name="T96_14"><text:s/></text:span><text:span text:style-name="T96_15">methods</text:span></text:p>
              </text:list-item>
              <text:list-item>
                <text:p text:style-name="P97"><text:span text:style-name="T97_1">A</text:span><text:span text:style-name="T97_2"><text:s/></text:span><text:span text:style-name="T97_3">collection</text:span><text:span text:style-name="T97_4"><text:s/></text:span><text:span text:style-name="T97_5">of</text:span><text:span text:style-name="T97_6"><text:s/></text:span><text:span text:style-name="T97_7">fields</text:span><text:span text:style-name="T97_8"><text:s/></text:span><text:span text:style-name="T97_9">that</text:span><text:span text:style-name="T97_10"><text:s/></text:span><text:span text:style-name="T97_11">are</text:span><text:span text:style-name="T97_12"><text:s/></text:span><text:span text:style-name="T97_13">common</text:span><text:span text:style-name="T97_14"><text:s/></text:span><text:span text:style-name="T97_15">across</text:span><text:span text:style-name="T97_16"><text:s/></text:span><text:span text:style-name="T97_17">classes</text:span></text:p>
              </text:list-item>
              <text:list-item>
                <text:p text:style-name="P98"><text:span text:style-name="T98_1">All</text:span><text:span text:style-name="T98_2"><text:s/></text:span><text:span text:style-name="T98_3">of</text:span><text:span text:style-name="T98_4"><text:s/></text:span><text:span text:style-name="T98_5">the</text:span><text:span text:style-name="T98_6"><text:s/></text:span><text:span text:style-name="T98_7">above</text:span></text:p>
              </text:list-item>
            </text:list>
            <text:p text:style-name="P99"/>
            <text:p text:style-name="P100"><text:span text:style-name="T100_1">Type</text:span><text:span text:style-name="T100_2"><text:s/></text:span><text:span text:style-name="T100_3">in</text:span><text:span text:style-name="T100_4"><text:s/>1<text:s/></text:span><text:span text:style-name="T100_5">if</text:span><text:span text:style-name="T100_6"><text:s/></text:span><text:span text:style-name="T100_7">you</text:span><text:span text:style-name="T100_8"><text:s/></text:span><text:span text:style-name="T100_9">think</text:span><text:span text:style-name="T100_10"><text:s/>1<text:s/></text:span><text:span text:style-name="T100_11">is</text:span><text:span text:style-name="T100_12"><text:s/></text:span><text:span text:style-name="T100_13">the</text:span><text:span text:style-name="T100_14"><text:s/></text:span><text:span text:style-name="T100_15">correct</text:span><text:span text:style-name="T100_16"><text:s/></text:span><text:span text:style-name="T100_17">answer</text:span><text:span text:style-name="T100_18">.</text:span></text:p>
            <text:p text:style-name="P101"><text:span text:style-name="T101_1">Type</text:span><text:span text:style-name="T101_2"><text:s/></text:span><text:span text:style-name="T101_3">in</text:span><text:span text:style-name="T101_4"><text:s/>2<text:s/></text:span><text:span text:style-name="T101_5">if</text:span><text:span text:style-name="T101_6"><text:s/></text:span><text:span text:style-name="T101_7">you</text:span><text:span text:style-name="T101_8"><text:s/></text:span><text:span text:style-name="T101_9">think</text:span><text:span text:style-name="T101_10"><text:s/>2<text:s/></text:span><text:span text:style-name="T101_11">is</text:span><text:span text:style-name="T101_12"><text:s/></text:span><text:span text:style-name="T101_13">the</text:span><text:span text:style-name="T101_14"><text:s/></text:span><text:span text:style-name="T101_15">correct</text:span><text:span text:style-name="T101_16"><text:s/></text:span><text:span text:style-name="T101_17">answer</text:span><text:span text:style-name="T101_18">.</text:span></text:p>
            <text:p text:style-name="P102"><text:span text:style-name="T102_1">Type</text:span><text:span text:style-name="T102_2"><text:s/></text:span><text:span text:style-name="T102_3">in</text:span><text:span text:style-name="T102_4"><text:s/>3<text:s/></text:span><text:span text:style-name="T102_5">if</text:span><text:span text:style-name="T102_6"><text:s/></text:span><text:span text:style-name="T102_7">you</text:span><text:span text:style-name="T102_8"><text:s/></text:span><text:span text:style-name="T102_9">think</text:span><text:span text:style-name="T102_10"><text:s/>3<text:s/></text:span><text:span text:style-name="T102_11">is</text:span><text:span text:style-name="T102_12"><text:s/></text:span><text:span text:style-name="T102_13">the</text:span><text:span text:style-name="T102_14"><text:s/></text:span><text:span text:style-name="T102_15">correct</text:span><text:span text:style-name="T102_16"><text:s/></text:span><text:span text:style-name="T102_17">answer</text:span><text:span text:style-name="T102_18">.</text:span></text:p>
            <text:p text:style-name="P103"><text:span text:style-name="T103_1">Type</text:span><text:span text:style-name="T103_2"><text:s/></text:span><text:span text:style-name="T103_3">in</text:span><text:span text:style-name="T103_4"><text:s/>4<text:s/></text:span><text:span text:style-name="T103_5">if</text:span><text:span text:style-name="T103_6"><text:s/></text:span><text:span text:style-name="T103_7">you</text:span><text:span text:style-name="T103_8"><text:s/></text:span><text:span text:style-name="T103_9">think</text:span><text:span text:style-name="T103_10"><text:s/>4<text:s/></text:span><text:span text:style-name="T103_11">is</text:span><text:span text:style-name="T103_12"><text:s/></text:span><text:span text:style-name="T103_13">the</text:span><text:span text:style-name="T103_14"><text:s/></text:span><text:span text:style-name="T103_15">correct</text:span><text:span text:style-name="T103_16"><text:s/></text:span><text:span text:style-name="T103_17">answer</text:span><text:span text:style-name="T103_18">.</text:span></text:p>
            <text:p text:style-name="P104"/>
            <text:p text:style-name="P105"><text:span text:style-name="T105_1">Indicate</text:span><text:span text:style-name="T105_2"><text:s/></text:span><text:span text:style-name="T105_3">your</text:span><text:span text:style-name="T105_4"><text:s/></text:span><text:span text:style-name="T105_5">choice</text:span><text:span text:style-name="T105_6"><text:s/></text:span><text:span text:style-name="T105_7">in</text:span><text:span text:style-name="T105_8"><text:s/></text:span><text:span text:style-name="T105_9">the</text:span><text:span text:style-name="T105_10"><text:s/></text:span><text:span text:style-name="T105_11">Answer</text:span><text:span text:style-name="T105_12"><text:s/></text:span><text:span text:style-name="T105_13">Box</text:span><text:span text:style-name="T105_14"><text:s/></text:span><text:span text:style-name="T105_15">below</text:span><text:span text:style-name="T105_16">.</text:span></text:p>
          </table:table-cell>
        </table:table-row>
        <table:table-row table:style-name="Row20">
          <table:table-cell table:style-name="Cell20">
            <text:p text:style-name="P106"/>
            <text:p text:style-name="P107"><text:span text:style-name="T107_1">Answer</text:span></text:p>
          </table:table-cell>
        </table:table-row>
        <table:table-row table:style-name="Row21">
          <table:table-cell table:style-name="Cell21">
            <text:p text:style-name="P108"/>
          </table:table-cell>
        </table:table-row>
      </table:table>
      <text:p text:style-name="P109"/>
      <text:p text:style-name="P110"/>
      <text:p text:style-name="P111"/>
      <table:table table:style-name="Table7">
        <table:table-column table:style-name="Column7"/>
        <table:table-row table:style-name="Row22">
          <table:table-cell table:style-name="Cell22">
            <text:p text:style-name="P112"><text:span text:style-name="T112_1">Question</text:span><text:span text:style-name="T112_2"><text:s/>6</text:span></text:p>
          </table:table-cell>
        </table:table-row>
        <table:table-row table:style-name="Row23">
          <table:table-cell table:style-name="Cell23">
            <text:p text:style-name="P113"><text:span text:style-name="T113_1">What</text:span><text:span text:style-name="T113_2"><text:s/></text:span><text:span text:style-name="T113_3">is</text:span><text:span text:style-name="T113_4"><text:s/></text:span><text:span text:style-name="T113_5">an</text:span><text:span text:style-name="T113_6"><text:s/></text:span><text:span text:style-name="T113_7">package</text:span><text:span text:style-name="T113_8">?</text:span></text:p>
            <text:p text:style-name="P114"/>
            <text:list text:style-name="LS7" xml:id="list23">
              <text:list-item>
                <text:p text:style-name="P115"><text:span text:style-name="T115_1">Used</text:span><text:span text:style-name="T115_2"><text:s/></text:span><text:span text:style-name="T115_3">to</text:span><text:span text:style-name="T115_4"><text:s/></text:span><text:span text:style-name="T115_5">organize</text:span><text:span text:style-name="T115_6"><text:s/></text:span><text:span text:style-name="T115_7">classes</text:span></text:p>
              </text:list-item>
              <text:list-item>
                <text:p text:style-name="P116"><text:span text:style-name="T116_1">Can</text:span><text:span text:style-name="T116_2"><text:s/></text:span><text:span text:style-name="T116_3">contain</text:span><text:span text:style-name="T116_4"><text:s/></text:span><text:span text:style-name="T116_5">classes</text:span><text:span text:style-name="T116_6"><text:s/></text:span><text:span text:style-name="T116_7">and</text:span><text:span text:style-name="T116_8"><text:s/></text:span><text:span text:style-name="T116_9">other</text:span><text:span text:style-name="T116_10"><text:s/></text:span><text:span text:style-name="T116_11">packages</text:span></text:p>
              </text:list-item>
              <text:list-item>
                <text:p text:style-name="P117"><text:span text:style-name="T117_1">Can</text:span><text:span text:style-name="T117_2"><text:s/></text:span><text:span text:style-name="T117_3">have</text:span><text:span text:style-name="T117_4"><text:s/></text:span><text:span text:style-name="T117_5">any</text:span><text:span text:style-name="T117_6"><text:s/></text:span><text:span text:style-name="T117_7">number</text:span><text:span text:style-name="T117_8"><text:s/></text:span><text:span text:style-name="T117_9">of</text:span><text:span text:style-name="T117_10"><text:s/></text:span><text:span text:style-name="T117_11">classes</text:span></text:p>
              </text:list-item>
              <text:list-item>
                <text:p text:style-name="P118"><text:span text:style-name="T118_1">All</text:span><text:span text:style-name="T118_2"><text:s/></text:span><text:span text:style-name="T118_3">of</text:span><text:span text:style-name="T118_4"><text:s/></text:span><text:span text:style-name="T118_5">the</text:span><text:span text:style-name="T118_6"><text:s/></text:span><text:span text:style-name="T118_7">above</text:span></text:p>
              </text:list-item>
            </text:list>
            <text:p text:style-name="P119"/>
            <text:p text:style-name="P120"><text:span text:style-name="T120_1">Type</text:span><text:span text:style-name="T120_2"><text:s/></text:span><text:span text:style-name="T120_3">in</text:span><text:span text:style-name="T120_4"><text:s/>1<text:s/></text:span><text:span text:style-name="T120_5">if</text:span><text:span text:style-name="T120_6"><text:s/></text:span><text:span text:style-name="T120_7">you</text:span><text:span text:style-name="T120_8"><text:s/></text:span><text:span text:style-name="T120_9">think</text:span><text:span text:style-name="T120_10"><text:s/>1<text:s/></text:span><text:span text:style-name="T120_11">is</text:span><text:span text:style-name="T120_12"><text:s/></text:span><text:span text:style-name="T120_13">the</text:span><text:span text:style-name="T120_14"><text:s/></text:span><text:span text:style-name="T120_15">correct</text:span><text:span text:style-name="T120_16"><text:s/></text:span><text:span text:style-name="T120_17">answer</text:span><text:span text:style-name="T120_18">.</text:span></text:p>
            <text:p text:style-name="P121"><text:span text:style-name="T121_1">Type</text:span><text:span text:style-name="T121_2"><text:s/></text:span><text:span text:style-name="T121_3">in</text:span><text:span text:style-name="T121_4"><text:s/>2<text:s/></text:span><text:span text:style-name="T121_5">if</text:span><text:span text:style-name="T121_6"><text:s/></text:span><text:span text:style-name="T121_7">you</text:span><text:span text:style-name="T121_8"><text:s/></text:span><text:span text:style-name="T121_9">think</text:span><text:span text:style-name="T121_10"><text:s/>2<text:s/></text:span><text:span text:style-name="T121_11">is</text:span><text:span text:style-name="T121_12"><text:s/></text:span><text:span text:style-name="T121_13">the</text:span><text:span text:style-name="T121_14"><text:s/></text:span><text:span text:style-name="T121_15">correct</text:span><text:span text:style-name="T121_16"><text:s/></text:span><text:span text:style-name="T121_17">answer</text:span><text:span text:style-name="T121_18">.</text:span></text:p>
            <text:p text:style-name="P122"><text:span text:style-name="T122_1">Type</text:span><text:span text:style-name="T122_2"><text:s/></text:span><text:span text:style-name="T122_3">in</text:span><text:span text:style-name="T122_4"><text:s/>3<text:s/></text:span><text:span text:style-name="T122_5">if</text:span><text:span text:style-name="T122_6"><text:s/></text:span><text:span text:style-name="T122_7">you</text:span><text:span text:style-name="T122_8"><text:s/></text:span><text:span text:style-name="T122_9">think</text:span><text:span text:style-name="T122_10"><text:s/>3<text:s/></text:span><text:span text:style-name="T122_11">is</text:span><text:span text:style-name="T122_12"><text:s/></text:span><text:span text:style-name="T122_13">the</text:span><text:span text:style-name="T122_14"><text:s/></text:span><text:span text:style-name="T122_15">correct</text:span><text:span text:style-name="T122_16"><text:s/></text:span><text:span text:style-name="T122_17">answer</text:span><text:span text:style-name="T122_18">.</text:span></text:p>
            <text:p text:style-name="P123"><text:span text:style-name="T123_1">Type</text:span><text:span text:style-name="T123_2"><text:s/></text:span><text:span text:style-name="T123_3">in</text:span><text:span text:style-name="T123_4"><text:s/>4<text:s/></text:span><text:span text:style-name="T123_5">if</text:span><text:span text:style-name="T123_6"><text:s/></text:span><text:span text:style-name="T123_7">you</text:span><text:span text:style-name="T123_8"><text:s/></text:span><text:span text:style-name="T123_9">think</text:span><text:span text:style-name="T123_10"><text:s/>4<text:s/></text:span><text:span text:style-name="T123_11">is</text:span><text:span text:style-name="T123_12"><text:s/></text:span><text:span text:style-name="T123_13">the</text:span><text:span text:style-name="T123_14"><text:s/></text:span><text:span text:style-name="T123_15">correct</text:span><text:span text:style-name="T123_16"><text:s/></text:span><text:span text:style-name="T123_17">answer</text:span><text:span text:style-name="T123_18">.</text:span></text:p>
            <text:p text:style-name="P124"/>
            <text:p text:style-name="P125"><text:span text:style-name="T125_1">Indicate</text:span><text:span text:style-name="T125_2"><text:s/></text:span><text:span text:style-name="T125_3">your</text:span><text:span text:style-name="T125_4"><text:s/></text:span><text:span text:style-name="T125_5">choice</text:span><text:span text:style-name="T125_6"><text:s/></text:span><text:span text:style-name="T125_7">in</text:span><text:span text:style-name="T125_8"><text:s/></text:span><text:span text:style-name="T125_9">the</text:span><text:span text:style-name="T125_10"><text:s/></text:span><text:span text:style-name="T125_11">Answer</text:span><text:span text:style-name="T125_12"><text:s/></text:span><text:span text:style-name="T125_13">Box</text:span><text:span text:style-name="T125_14"><text:s/></text:span><text:span text:style-name="T125_15">below</text:span><text:span text:style-name="T125_16">.</text:span></text:p>
          </table:table-cell>
        </table:table-row>
        <table:table-row table:style-name="Row24">
          <table:table-cell table:style-name="Cell24">
            <text:p text:style-name="P126"/>
            <text:p text:style-name="P127"><text:span text:style-name="T127_1">Answer</text:span></text:p>
          </table:table-cell>
        </table:table-row>
        <table:table-row table:style-name="Row25">
          <table:table-cell table:style-name="Cell25">
            <text:p text:style-name="P128"/>
          </table:table-cell>
        </table:table-row>
      </table:table>
      <text:p text:style-name="P129"/>
      <text:p text:style-name="P130"/>
      <text:p text:style-name="P131"/>
      <table:table table:style-name="Table8">
        <table:table-column table:style-name="Column8"/>
        <table:table-row table:style-name="Row26">
          <table:table-cell table:style-name="Cell26">
            <text:p text:style-name="P132"><text:span text:style-name="T132_1">Question</text:span><text:span text:style-name="T132_2"><text:s/>7</text:span></text:p>
          </table:table-cell>
        </table:table-row>
        <table:table-row table:style-name="Row27">
          <table:table-cell table:style-name="Cell27">
            <text:p text:style-name="P133"><text:span text:style-name="T133_1">A</text:span><text:span text:style-name="T133_2"><text:s/></text:span><text:span text:style-name="T133_3">student</text:span><text:span text:style-name="T133_4"><text:s/></text:span><text:span text:style-name="T133_5">wants</text:span><text:span text:style-name="T133_6"><text:s/></text:span><text:span text:style-name="T133_7">to</text:span><text:span text:style-name="T133_8"><text:s/></text:span><text:span text:style-name="T133_9">create</text:span><text:span text:style-name="T133_10"><text:s/></text:span><text:span text:style-name="T133_11">a</text:span><text:span text:style-name="T133_12"><text:s/></text:span><text:span text:style-name="T133_13">class</text:span><text:span text:style-name="T133_14"><text:s/></text:span><text:span text:style-name="T133_15">called</text:span><text:span text:style-name="T133_16"><text:s/></text:span><text:span text:style-name="T133_17">Example</text:span><text:span text:style-name="T133_18">1<text:s/></text:span><text:span text:style-name="T133_19">in</text:span><text:span text:style-name="T133_20"><text:s/></text:span><text:span text:style-name="T133_21">a</text:span><text:span text:style-name="T133_22"><text:s/></text:span><text:span text:style-name="T133_23">Project</text:span><text:span text:style-name="T133_24"><text:s/></text:span><text:span text:style-name="T133_25">called</text:span><text:span text:style-name="T133_26"><text:s/></text:span><text:span text:style-name="T133_27">StarterPack</text:span><text:span text:style-name="T133_28"><text:s/></text:span><text:span text:style-name="T133_29">as</text:span><text:span text:style-name="T133_30"><text:s/></text:span><text:span text:style-name="T133_31">follows</text:span></text:p>
            <text:p text:style-name="P134"/>
            <table:table table:style-name="Table9">
              <table:table-column table:style-name="Column9"/>
              <table:table-row table:style-name="Row28">
                <table:table-cell table:style-name="Cell28">
                  <text:p text:style-name="P135"><text:span text:style-name="T135_1">package</text:span><text:span text:style-name="T135_2"><text:s/></text:span><text:span text:style-name="T135_3">com</text:span><text:span text:style-name="T135_4">.</text:span><text:span text:style-name="T135_5">tinkeracademy</text:span><text:span text:style-name="T135_6">;</text:span></text:p>
                  <text:p text:style-name="P136"/>
                  <text:p text:style-name="P137"><text:span text:style-name="T137_1">public</text:span><text:span text:style-name="T137_2"><text:s/></text:span><text:span text:style-name="T137_3">class</text:span><text:span text:style-name="T137_4"><text:s/></text:span><text:span text:style-name="T137_5">Example</text:span><text:span text:style-name="T137_6">1<text:s/>{</text:span></text:p>
                  <text:p text:style-name="P138"><text:span text:style-name="T138_1">}</text:span></text:p>
                </table:table-cell>
              </table:table-row>
            </table:table>
            <text:p text:style-name="P139"/>
            <text:p text:style-name="P140"><text:span text:style-name="T140_1">Here</text:span><text:span text:style-name="T140_2"><text:s/></text:span><text:span text:style-name="T140_3">is</text:span><text:span text:style-name="T140_4"><text:s/></text:span><text:span text:style-name="T140_5">the</text:span><text:span text:style-name="T140_6"><text:s/></text:span><text:span text:style-name="T140_7">directory</text:span><text:span text:style-name="T140_8"><text:s/></text:span><text:span text:style-name="T140_9">layout</text:span><text:span text:style-name="T140_10"><text:s/></text:span><text:span text:style-name="T140_11">of</text:span><text:span text:style-name="T140_12"><text:s/></text:span><text:span text:style-name="T140_13">StarterPack</text:span><text:span text:style-name="T140_14"><text:s/></text:span></text:p>
            <text:p text:style-name="P141"/>
            <table:table table:style-name="Table10">
              <table:table-column table:style-name="Column10"/>
              <table:table-row table:style-name="Row29">
                <table:table-cell table:style-name="Cell29">
                  <text:p text:style-name="P142"><text:span text:style-name="T142_1">StarterPack</text:span></text:p>
                </table:table-cell>
              </table:table-row>
              <table:table-row table:style-name="Row30">
                <table:table-cell table:style-name="Cell30">
                  <text:p text:style-name="P143"><text:span text:style-name="T143_1">src</text:span></text:p>
                </table:table-cell>
              </table:table-row>
              <table:table-row table:style-name="Row31">
                <table:table-cell table:style-name="Cell31">
                  <text:p text:style-name="P144"><text:span text:style-name="T144_1">com</text:span><text:span text:style-name="T144_2"><text:s/></text:span></text:p>
                </table:table-cell>
              </table:table-row>
              <table:table-row table:style-name="Row32">
                <table:table-cell table:style-name="Cell32">
                  <text:p text:style-name="P145"><text:span text:style-name="T145_1">tinkeracademy</text:span></text:p>
                </table:table-cell>
              </table:table-row>
            </table:table>
            <text:p text:style-name="P146"/>
            <text:p text:style-name="P147"/>
            <text:p text:style-name="P148"><text:span text:style-name="T148_1">Under</text:span><text:span text:style-name="T148_2"><text:s/></text:span><text:span text:style-name="T148_3">which</text:span><text:span text:style-name="T148_4"><text:s/></text:span><text:span text:style-name="T148_5">directory</text:span><text:span text:style-name="T148_6"><text:s/></text:span><text:span text:style-name="T148_7">should</text:span><text:span text:style-name="T148_8"><text:s/></text:span><text:span text:style-name="T148_9">the</text:span><text:span text:style-name="T148_10"><text:s/></text:span><text:span text:style-name="T148_11">source</text:span><text:span text:style-name="T148_12"><text:s/></text:span><text:span text:style-name="T148_13">file</text:span><text:span text:style-name="T148_14"><text:s/></text:span><text:span text:style-name="T148_15">reside</text:span><text:span text:style-name="T148_16">?<text:s/></text:span><text:span text:style-name="T148_17">Note</text:span><text:span text:style-name="T148_18"><text:s/></text:span><text:span text:style-name="T148_19">that</text:span><text:span text:style-name="T148_20"><text:s/></text:span><text:span text:style-name="T148_21">this</text:span><text:span text:style-name="T148_22"><text:s/></text:span><text:span text:style-name="T148_23">class</text:span><text:span text:style-name="T148_24"><text:s/></text:span><text:span text:style-name="T148_25">indicates</text:span><text:span text:style-name="T148_26"><text:s/></text:span><text:span text:style-name="T148_27">that</text:span><text:span text:style-name="T148_28"><text:s/></text:span><text:span text:style-name="T148_29">it</text:span><text:span text:style-name="T148_30"><text:s/></text:span><text:span text:style-name="T148_31">belongs</text:span><text:span text:style-name="T148_32"><text:s/></text:span><text:span text:style-name="T148_33">to</text:span><text:span text:style-name="T148_34"><text:s/></text:span><text:span text:style-name="T148_35">thee</text:span><text:span text:style-name="T148_36"><text:s/></text:span><text:span text:style-name="T148_37">package</text:span><text:span text:style-name="T148_38"><text:s/></text:span><text:span text:style-name="T148_39">com</text:span><text:span text:style-name="T148_40">.</text:span><text:span text:style-name="T148_41">tinkeracademy</text:span></text:p>
            <text:p text:style-name="P149"/>
            <text:list text:style-name="LS8" xml:id="list27">
              <text:list-item>
                <text:p text:style-name="P150"><text:span text:style-name="T150_1">Under</text:span><text:span text:style-name="T150_2"><text:s/></text:span><text:span text:style-name="T150_3">src</text:span></text:p>
              </text:list-item>
              <text:list-item>
                <text:p text:style-name="P151"><text:span text:style-name="T151_1">Under</text:span><text:span text:style-name="T151_2"><text:s/></text:span><text:span text:style-name="T151_3">com</text:span></text:p>
              </text:list-item>
              <text:list-item>
                <text:p text:style-name="P152"><text:span text:style-name="T152_1">Under</text:span><text:span text:style-name="T152_2"><text:s/></text:span><text:span text:style-name="T152_3">tinkeracademy</text:span></text:p>
              </text:list-item>
              <text:list-item>
                <text:p text:style-name="P153"><text:span text:style-name="T153_1">It</text:span><text:span text:style-name="T153_2"><text:s/></text:span><text:span text:style-name="T153_3">doesn</text:span><text:span text:style-name="T153_4">’</text:span><text:span text:style-name="T153_5">t</text:span><text:span text:style-name="T153_6"><text:s/></text:span><text:span text:style-name="T153_7">matter</text:span><text:span text:style-name="T153_8">.<text:s/></text:span><text:span text:style-name="T153_9">It</text:span><text:span text:style-name="T153_10"><text:s/></text:span><text:span text:style-name="T153_11">can</text:span><text:span text:style-name="T153_12"><text:s/></text:span><text:span text:style-name="T153_13">reside</text:span><text:span text:style-name="T153_14"><text:s/></text:span><text:span text:style-name="T153_15">under</text:span><text:span text:style-name="T153_16"><text:s/></text:span><text:span text:style-name="T153_17">src</text:span><text:span text:style-name="T153_18">,<text:s/></text:span><text:span text:style-name="T153_19">or</text:span><text:span text:style-name="T153_20"><text:s/></text:span><text:span text:style-name="T153_21">under</text:span><text:span text:style-name="T153_22"><text:s/></text:span><text:span text:style-name="T153_23">com</text:span><text:span text:style-name="T153_24"><text:s/></text:span><text:span text:style-name="T153_25">or</text:span><text:span text:style-name="T153_26"><text:s/></text:span><text:span text:style-name="T153_27">under</text:span><text:span text:style-name="T153_28"><text:s/></text:span><text:span text:style-name="T153_29">tinkeracademy</text:span><text:span text:style-name="T153_30">.</text:span></text:p>
              </text:list-item>
            </text:list>
            <text:p text:style-name="P154"/>
            <text:p text:style-name="P155"><text:span text:style-name="T155_1">Type</text:span><text:span text:style-name="T155_2"><text:s/></text:span><text:span text:style-name="T155_3">in</text:span><text:span text:style-name="T155_4"><text:s/>1<text:s/></text:span><text:span text:style-name="T155_5">if</text:span><text:span text:style-name="T155_6"><text:s/></text:span><text:span text:style-name="T155_7">you</text:span><text:span text:style-name="T155_8"><text:s/></text:span><text:span text:style-name="T155_9">think</text:span><text:span text:style-name="T155_10"><text:s/>1<text:s/></text:span><text:span text:style-name="T155_11">is</text:span><text:span text:style-name="T155_12"><text:s/></text:span><text:span text:style-name="T155_13">the</text:span><text:span text:style-name="T155_14"><text:s/></text:span><text:span text:style-name="T155_15">correct</text:span><text:span text:style-name="T155_16"><text:s/></text:span><text:span text:style-name="T155_17">answer</text:span><text:span text:style-name="T155_18">.</text:span></text:p>
            <text:p text:style-name="P156"><text:span text:style-name="T156_1">Type</text:span><text:span text:style-name="T156_2"><text:s/></text:span><text:span text:style-name="T156_3">in</text:span><text:span text:style-name="T156_4"><text:s/>2<text:s/></text:span><text:span text:style-name="T156_5">if</text:span><text:span text:style-name="T156_6"><text:s/></text:span><text:span text:style-name="T156_7">you</text:span><text:span text:style-name="T156_8"><text:s/></text:span><text:span text:style-name="T156_9">think</text:span><text:span text:style-name="T156_10"><text:s/>2<text:s/></text:span><text:span text:style-name="T156_11">is</text:span><text:span text:style-name="T156_12"><text:s/></text:span><text:span text:style-name="T156_13">the</text:span><text:span text:style-name="T156_14"><text:s/></text:span><text:span text:style-name="T156_15">correct</text:span><text:span text:style-name="T156_16"><text:s/></text:span><text:span text:style-name="T156_17">answer</text:span><text:span text:style-name="T156_18">.</text:span></text:p>
            <text:p text:style-name="P157"><text:span text:style-name="T157_1">Type</text:span><text:span text:style-name="T157_2"><text:s/></text:span><text:span text:style-name="T157_3">in</text:span><text:span text:style-name="T157_4"><text:s/>3<text:s/></text:span><text:span text:style-name="T157_5">if</text:span><text:span text:style-name="T157_6"><text:s/></text:span><text:span text:style-name="T157_7">you</text:span><text:span text:style-name="T157_8"><text:s/></text:span><text:span text:style-name="T157_9">think</text:span><text:span text:style-name="T157_10"><text:s/>3<text:s/></text:span><text:span text:style-name="T157_11">is</text:span><text:span text:style-name="T157_12"><text:s/></text:span><text:span text:style-name="T157_13">the</text:span><text:span text:style-name="T157_14"><text:s/></text:span><text:span text:style-name="T157_15">correct</text:span><text:span text:style-name="T157_16"><text:s/></text:span><text:span text:style-name="T157_17">answer</text:span><text:span text:style-name="T157_18">.</text:span></text:p>
            <text:p text:style-name="P158"><text:span text:style-name="T158_1">Type</text:span><text:span text:style-name="T158_2"><text:s/></text:span><text:span text:style-name="T158_3">in</text:span><text:span text:style-name="T158_4"><text:s/>4<text:s/></text:span><text:span text:style-name="T158_5">if</text:span><text:span text:style-name="T158_6"><text:s/></text:span><text:span text:style-name="T158_7">you</text:span><text:span text:style-name="T158_8"><text:s/></text:span><text:span text:style-name="T158_9">think</text:span><text:span text:style-name="T158_10"><text:s/>4<text:s/></text:span><text:span text:style-name="T158_11">is</text:span><text:span text:style-name="T158_12"><text:s/></text:span><text:span text:style-name="T158_13">the</text:span><text:span text:style-name="T158_14"><text:s/></text:span><text:span text:style-name="T158_15">correct</text:span><text:span text:style-name="T158_16"><text:s/></text:span><text:span text:style-name="T158_17">answer</text:span><text:span text:style-name="T158_18">.</text:span></text:p>
            <text:p text:style-name="P159"/>
            <text:p text:style-name="P160"><text:span text:style-name="T160_1">Indicate</text:span><text:span text:style-name="T160_2"><text:s/></text:span><text:span text:style-name="T160_3">your</text:span><text:span text:style-name="T160_4"><text:s/></text:span><text:span text:style-name="T160_5">choice</text:span><text:span text:style-name="T160_6"><text:s/></text:span><text:span text:style-name="T160_7">in</text:span><text:span text:style-name="T160_8"><text:s/></text:span><text:span text:style-name="T160_9">the</text:span><text:span text:style-name="T160_10"><text:s/></text:span><text:span text:style-name="T160_11">Answer</text:span><text:span text:style-name="T160_12"><text:s/></text:span><text:span text:style-name="T160_13">Box</text:span><text:span text:style-name="T160_14"><text:s/></text:span><text:span text:style-name="T160_15">below</text:span><text:span text:style-name="T160_16">.</text:span></text:p>
          </table:table-cell>
        </table:table-row>
        <table:table-row table:style-name="Row33">
          <table:table-cell table:style-name="Cell33">
            <text:p text:style-name="P161"/>
            <text:p text:style-name="P162"><text:span text:style-name="T162_1">Answer</text:span></text:p>
          </table:table-cell>
        </table:table-row>
        <table:table-row table:style-name="Row34">
          <table:table-cell table:style-name="Cell34">
            <text:p text:style-name="P163"/>
          </table:table-cell>
        </table:table-row>
      </table:table>
      <text:p text:style-name="P164"/>
      <text:p text:style-name="P165"/>
      <text:p text:style-name="P166"/>
      <text:p text:style-name="P167"/>
      <text:p text:style-name="P168"/>
      <table:table table:style-name="Table11">
        <table:table-column table:style-name="Column11"/>
        <table:table-row table:style-name="Row35">
          <table:table-cell table:style-name="Cell35">
            <text:p text:style-name="P169"><text:span text:style-name="T169_1">Question</text:span><text:span text:style-name="T169_2"><text:s/>8</text:span></text:p>
          </table:table-cell>
        </table:table-row>
        <table:table-row table:style-name="Row36">
          <table:table-cell table:style-name="Cell36">
            <text:p text:style-name="P170"><text:span text:style-name="T170_1">What</text:span><text:span text:style-name="T170_2"><text:s/></text:span><text:span text:style-name="T170_3">is</text:span><text:span text:style-name="T170_4"><text:s/></text:span><text:span text:style-name="T170_5">an</text:span><text:span text:style-name="T170_6"><text:s/></text:span><text:span text:style-name="T170_7">superclass</text:span><text:span text:style-name="T170_8">?</text:span></text:p>
            <text:p text:style-name="P171"/>
            <text:list text:style-name="LS9" xml:id="list31">
              <text:list-item>
                <text:p text:style-name="P172"><text:span text:style-name="T172_1">Any</text:span><text:span text:style-name="T172_2"><text:s/></text:span><text:span text:style-name="T172_3">class</text:span><text:span text:style-name="T172_4"><text:s/></text:span><text:span text:style-name="T172_5">that</text:span><text:span text:style-name="T172_6"><text:s/></text:span><text:span text:style-name="T172_7">is</text:span><text:span text:style-name="T172_8"><text:s/></text:span><text:span text:style-name="T172_9">a</text:span><text:span text:style-name="T172_10"><text:s/></text:span><text:span text:style-name="T172_11">special</text:span><text:span text:style-name="T172_12"><text:s/></text:span><text:span text:style-name="T172_13">form</text:span><text:span text:style-name="T172_14"><text:s/></text:span><text:span text:style-name="T172_15">of</text:span><text:span text:style-name="T172_16"><text:s/></text:span><text:span text:style-name="T172_17">another</text:span><text:span text:style-name="T172_18"><text:s/></text:span><text:span text:style-name="T172_19">class</text:span></text:p>
              </text:list-item>
              <text:list-item>
                <text:p text:style-name="P173"><text:span text:style-name="T173_1">Any</text:span><text:span text:style-name="T173_2"><text:s/></text:span><text:span text:style-name="T173_3">class</text:span><text:span text:style-name="T173_4"><text:s/></text:span><text:span text:style-name="T173_5">that</text:span><text:span text:style-name="T173_6"><text:s/></text:span><text:span text:style-name="T173_7">is</text:span><text:span text:style-name="T173_8"><text:s/></text:span><text:span text:style-name="T173_9">a</text:span><text:span text:style-name="T173_10"><text:s/></text:span><text:span text:style-name="T173_11">subclass</text:span></text:p>
              </text:list-item>
              <text:list-item>
                <text:p text:style-name="P174"><text:span text:style-name="T174_1">Any</text:span><text:span text:style-name="T174_2"><text:s/></text:span><text:span text:style-name="T174_3">class</text:span><text:span text:style-name="T174_4"><text:s/></text:span><text:span text:style-name="T174_5">that</text:span><text:span text:style-name="T174_6"><text:s/></text:span><text:span text:style-name="T174_7">has</text:span><text:span text:style-name="T174_8"><text:s/></text:span><text:span text:style-name="T174_9">a</text:span><text:span text:style-name="T174_10"><text:s/></text:span><text:span text:style-name="T174_11">class</text:span><text:span text:style-name="T174_12"><text:s/></text:span><text:span text:style-name="T174_13">that</text:span><text:span text:style-name="T174_14"><text:s/></text:span><text:span text:style-name="T174_15">extends</text:span><text:span text:style-name="T174_16"><text:s/></text:span><text:span text:style-name="T174_17">it</text:span></text:p>
              </text:list-item>
              <text:list-item>
                <text:p text:style-name="P175"><text:span text:style-name="T175_1">Only</text:span><text:span text:style-name="T175_2"><text:s/></text:span><text:span text:style-name="T175_3">the</text:span><text:span text:style-name="T175_4"><text:s/></text:span><text:span text:style-name="T175_5">Object</text:span><text:span text:style-name="T175_6"><text:s/></text:span><text:span text:style-name="T175_7">class</text:span><text:span text:style-name="T175_8"><text:s/></text:span><text:span text:style-name="T175_9">is</text:span><text:span text:style-name="T175_10"><text:s/></text:span><text:span text:style-name="T175_11">a</text:span><text:span text:style-name="T175_12"><text:s/></text:span><text:span text:style-name="T175_13">superclass</text:span></text:p>
              </text:list-item>
            </text:list>
            <text:p text:style-name="P176"/>
            <text:p text:style-name="P177"><text:span text:style-name="T177_1">Type</text:span><text:span text:style-name="T177_2"><text:s/></text:span><text:span text:style-name="T177_3">in</text:span><text:span text:style-name="T177_4"><text:s/>1<text:s/></text:span><text:span text:style-name="T177_5">if</text:span><text:span text:style-name="T177_6"><text:s/></text:span><text:span text:style-name="T177_7">you</text:span><text:span text:style-name="T177_8"><text:s/></text:span><text:span text:style-name="T177_9">think</text:span><text:span text:style-name="T177_10"><text:s/>1<text:s/></text:span><text:span text:style-name="T177_11">is</text:span><text:span text:style-name="T177_12"><text:s/></text:span><text:span text:style-name="T177_13">the</text:span><text:span text:style-name="T177_14"><text:s/></text:span><text:span text:style-name="T177_15">correct</text:span><text:span text:style-name="T177_16"><text:s/></text:span><text:span text:style-name="T177_17">answer</text:span><text:span text:style-name="T177_18">.</text:span></text:p>
            <text:p text:style-name="P178"><text:span text:style-name="T178_1">Type</text:span><text:span text:style-name="T178_2"><text:s/></text:span><text:span text:style-name="T178_3">in</text:span><text:span text:style-name="T178_4"><text:s/>2<text:s/></text:span><text:span text:style-name="T178_5">if</text:span><text:span text:style-name="T178_6"><text:s/></text:span><text:span text:style-name="T178_7">you</text:span><text:span text:style-name="T178_8"><text:s/></text:span><text:span text:style-name="T178_9">think</text:span><text:span text:style-name="T178_10"><text:s/>2<text:s/></text:span><text:span text:style-name="T178_11">is</text:span><text:span text:style-name="T178_12"><text:s/></text:span><text:span text:style-name="T178_13">the</text:span><text:span text:style-name="T178_14"><text:s/></text:span><text:span text:style-name="T178_15">correct</text:span><text:span text:style-name="T178_16"><text:s/></text:span><text:span text:style-name="T178_17">answer</text:span><text:span text:style-name="T178_18">.</text:span></text:p>
            <text:p text:style-name="P179"><text:span text:style-name="T179_1">Type</text:span><text:span text:style-name="T179_2"><text:s/></text:span><text:span text:style-name="T179_3">in</text:span><text:span text:style-name="T179_4"><text:s/>3<text:s/></text:span><text:span text:style-name="T179_5">if</text:span><text:span text:style-name="T179_6"><text:s/></text:span><text:span text:style-name="T179_7">you</text:span><text:span text:style-name="T179_8"><text:s/></text:span><text:span text:style-name="T179_9">think</text:span><text:span text:style-name="T179_10"><text:s/>3<text:s/></text:span><text:span text:style-name="T179_11">is</text:span><text:span text:style-name="T179_12"><text:s/></text:span><text:span text:style-name="T179_13">the</text:span><text:span text:style-name="T179_14"><text:s/></text:span><text:span text:style-name="T179_15">correct</text:span><text:span text:style-name="T179_16"><text:s/></text:span><text:span text:style-name="T179_17">answer</text:span><text:span text:style-name="T179_18">.</text:span></text:p>
            <text:p text:style-name="P180"><text:span text:style-name="T180_1">Type</text:span><text:span text:style-name="T180_2"><text:s/></text:span><text:span text:style-name="T180_3">in</text:span><text:span text:style-name="T180_4"><text:s/>4<text:s/></text:span><text:span text:style-name="T180_5">if</text:span><text:span text:style-name="T180_6"><text:s/></text:span><text:span text:style-name="T180_7">you</text:span><text:span text:style-name="T180_8"><text:s/></text:span><text:span text:style-name="T180_9">think</text:span><text:span text:style-name="T180_10"><text:s/>4<text:s/></text:span><text:span text:style-name="T180_11">is</text:span><text:span text:style-name="T180_12"><text:s/></text:span><text:span text:style-name="T180_13">the</text:span><text:span text:style-name="T180_14"><text:s/></text:span><text:span text:style-name="T180_15">correct</text:span><text:span text:style-name="T180_16"><text:s/></text:span><text:span text:style-name="T180_17">answer</text:span><text:span text:style-name="T180_18">.</text:span></text:p>
            <text:p text:style-name="P181"/>
            <text:p text:style-name="P182"><text:span text:style-name="T182_1">Indicate</text:span><text:span text:style-name="T182_2"><text:s/></text:span><text:span text:style-name="T182_3">your</text:span><text:span text:style-name="T182_4"><text:s/></text:span><text:span text:style-name="T182_5">choice</text:span><text:span text:style-name="T182_6"><text:s/></text:span><text:span text:style-name="T182_7">in</text:span><text:span text:style-name="T182_8"><text:s/></text:span><text:span text:style-name="T182_9">the</text:span><text:span text:style-name="T182_10"><text:s/></text:span><text:span text:style-name="T182_11">Answer</text:span><text:span text:style-name="T182_12"><text:s/></text:span><text:span text:style-name="T182_13">Box</text:span><text:span text:style-name="T182_14"><text:s/></text:span><text:span text:style-name="T182_15">below</text:span><text:span text:style-name="T182_16">.</text:span></text:p>
          </table:table-cell>
        </table:table-row>
        <table:table-row table:style-name="Row37">
          <table:table-cell table:style-name="Cell37">
            <text:p text:style-name="P183"/>
            <text:p text:style-name="P184"><text:span text:style-name="T184_1">Answer</text:span></text:p>
          </table:table-cell>
        </table:table-row>
        <table:table-row table:style-name="Row38">
          <table:table-cell table:style-name="Cell38">
            <text:p text:style-name="P185"/>
            <text:p text:style-name="P186"/>
          </table:table-cell>
        </table:table-row>
      </table:table>
      <text:p text:style-name="P187"/>
      <text:p text:style-name="P18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